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5cm"/>
    </style:style>
    <style:style style:name="gr2" style:family="graphic" style:parent-style-name="standard">
      <style:graphic-properties draw:fill-color="#ffcc99" draw:textarea-horizontal-align="right" draw:textarea-vertical-align="bottom" draw:auto-grow-height="false" fo:min-height="0cm" fo:min-width="0cm"/>
    </style:style>
    <style:style style:name="gr3" style:family="graphic" style:parent-style-name="standard">
      <style:graphic-properties draw:fill-color="#e6e6e6" draw:textarea-horizontal-align="justify" draw:textarea-vertical-align="bottom" draw:auto-grow-height="fals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-color="#99cc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cccc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-color="#ffffcc" draw:textarea-horizontal-align="center" draw:textarea-vertical-align="middle"/>
    </style:style>
    <style:style style:name="gr11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fill="solid" draw:fill-color="#e6e6e6" draw:textarea-horizontal-align="left" draw:textarea-vertical-align="top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0.25cm"/>
    </style:style>
    <style:style style:name="gr14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dash" draw:stroke-dash="Ultrafine_20_2_20_Dots_20_3_20_Dashes" svg:stroke-color="#000000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36pt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size="13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14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36pt" style:font-size-asian="18pt" style:font-size-complex="18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fo:font-size="14pt"/>
    </style:style>
    <style:style style:name="T4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measurelines" svg:width="11.25cm" svg:height="3.095cm" svg:x="5.35cm" svg:y="1cm">
          <draw:text-box>
            <text:p text:style-name="P1"><text:span text:style-name="T1">Framework Modules Relations</text:span></text:p>
          </draw:text-box>
        </draw:frame>
        <draw:g>
          <draw:custom-shape draw:style-name="gr2" draw:text-style-name="P1" draw:layer="layout" svg:width="16.25cm" svg:height="11cm" svg:x="2.75cm" svg:y="7.2cm">
            <text:p text:style-name="P1">Your Project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0.5cm" svg:height="10cm" svg:x="3.25cm" svg:y="7.7cm">
            <text:p text:style-name="P1"><text:span text:style-name="T2">Framework</text:span></text:p>
            <draw:enhanced-geometry svg:viewBox="0 0 21600 21600" draw:type="rectangle" draw:enhanced-path="M 0 0 L 21600 0 21600 21600 0 21600 0 0 Z N"/>
          </draw:custom-shape>
          <draw:rect draw:style-name="gr4" draw:text-style-name="P4" draw:layer="layout" svg:width="4.25cm" svg:height="1.5cm" svg:x="6.15cm" svg:y="8.3cm">
            <text:p text:style-name="P1">Output Buffering</text:p>
          </draw:rect>
          <draw:rect draw:style-name="gr4" draw:text-style-name="P1" draw:layer="layout" svg:width="8.4cm" svg:height="1.5cm" draw:transform="rotate (1.5707963267946) translate (11.65cm 16.7cm)">
            <text:p text:style-name="P1">Error Handling</text:p>
          </draw:rect>
          <draw:custom-shape draw:style-name="gr5" draw:text-style-name="P1" draw:layer="layout" svg:width="4.25cm" svg:height="2.2cm" svg:x="6.15cm" svg:y="14.5cm">
            <text:p text:style-name="P1">Core Modul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4.25cm" svg:height="2.3cm" svg:x="6.15cm" svg:y="10.9cm">
            <text:p text:style-name="P1">Packages</text:p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4" draw:text-style-name="P1" draw:layer="layout" svg:width="5.95cm" svg:height="1.5cm" draw:transform="rotate (1.5707963267946) translate (3.6cm 16.7cm)">
            <text:p text:style-name="P1">Debug System</text:p>
          </draw:rect>
          <draw:line draw:style-name="gr7" draw:text-style-name="P4" draw:layer="layout" svg:x1="8.25cm" svg:y1="10.9cm" svg:x2="8.25cm" svg:y2="9.8cm">
            <text:p text:style-name="P6"/>
          </draw:line>
          <draw:line draw:style-name="gr8" draw:text-style-name="P4" draw:layer="layout" svg:x1="6.15cm" svg:y1="15.5cm" svg:x2="5.1cm" svg:y2="15.5cm">
            <text:p text:style-name="P6"/>
          </draw:line>
          <draw:line draw:style-name="gr8" draw:text-style-name="P4" draw:layer="layout" svg:x1="6.15cm" svg:y1="12cm" svg:x2="5.1cm" svg:y2="12cm">
            <text:p text:style-name="P6"/>
          </draw:line>
          <draw:polyline draw:style-name="gr7" draw:text-style-name="P4" draw:layer="layout" svg:width="2.477cm" svg:height="1.273cm" draw:transform="rotate (0.7853981633973) translate (3.499cm 9.9cm)" svg:viewBox="0 0 2478 1274" draw:points="0,1203 1203,0 2477,1273">
            <text:p text:style-name="P6"/>
          </draw:polyline>
          <draw:line draw:style-name="gr9" draw:text-style-name="P4" draw:layer="layout" svg:x1="10.4cm" svg:y1="15.3cm" svg:x2="11.65cm" svg:y2="15.3cm">
            <text:p text:style-name="P6"/>
          </draw:line>
          <draw:line draw:style-name="gr9" draw:text-style-name="P4" draw:layer="layout" svg:x1="10.4cm" svg:y1="12cm" svg:x2="11.6cm" svg:y2="12cm">
            <text:p text:style-name="P6"/>
          </draw:line>
          <draw:line draw:style-name="gr9" draw:text-style-name="P4" draw:layer="layout" svg:x1="10.4cm" svg:y1="9.3cm" svg:x2="11.65cm" svg:y2="9.3cm">
            <text:p text:style-name="P6"/>
          </draw:line>
          <draw:line draw:style-name="gr7" draw:text-style-name="P4" draw:layer="layout" svg:x1="11.65cm" svg:y1="8.8cm" svg:x2="10.4cm" svg:y2="8.8cm">
            <text:p text:style-name="P6"/>
          </draw:line>
          <draw:rect draw:style-name="gr10" draw:text-style-name="P1" draw:layer="layout" svg:width="4cm" svg:height="4cm" svg:x="14.5cm" svg:y="8.3cm">
            <text:p text:style-name="P1">Your pages</text:p>
            <text:p text:style-name="P1">of code</text:p>
          </draw:rect>
          <draw:polyline draw:style-name="gr7" draw:text-style-name="P4" draw:layer="layout" svg:width="5.25cm" svg:height="0.7cm" draw:transform="rotate (3.1415926535892) translate (14.5cm 10.9cm)" svg:viewBox="0 0 5251 701" draw:points="0,700 5250,700 5250,0">
            <text:p text:style-name="P6"/>
          </draw:polyline>
          <draw:line draw:style-name="gr7" draw:text-style-name="P4" draw:layer="layout" svg:x1="8.25cm" svg:y1="13.2cm" svg:x2="8.25cm" svg:y2="14.5cm">
            <text:p text:style-name="P6"/>
          </draw:line>
          <draw:polyline draw:style-name="gr11" draw:text-style-name="P4" draw:layer="layout" svg:width="7.105cm" svg:height="3.287cm" draw:transform="rotate (-2.57278985036554) translate (18.157cm 14.891cm)" svg:viewBox="0 0 7106 3288" draw:points="0,3075 1966,0 7105,3287">
            <text:p text:style-name="P6"/>
          </draw:polyline>
          <draw:line draw:style-name="gr9" draw:text-style-name="P4" draw:layer="layout" svg:x1="5.1cm" svg:y1="13.8cm" svg:x2="11.65cm" svg:y2="13.8cm">
            <text:p text:style-name="P6"/>
          </draw:line>
          <draw:line draw:style-name="gr8" draw:text-style-name="P4" draw:layer="layout" svg:x1="11.65cm" svg:y1="13.45cm" svg:x2="5.1cm" svg:y2="13.45cm">
            <text:p text:style-name="P6"/>
          </draw:line>
          <draw:line draw:style-name="gr7" draw:text-style-name="P4" draw:layer="layout" svg:x1="6.75cm" svg:y1="14.5cm" svg:x2="6.75cm" svg:y2="9.8cm">
            <text:p text:style-name="P6"/>
          </draw:line>
        </draw:g>
        <draw:g>
          <draw:custom-shape draw:style-name="gr12" draw:text-style-name="P5" draw:layer="layout" svg:width="12.5cm" svg:height="2.25cm" svg:x="4.45cm" svg:y="4.3cm">
            <text:p text:style-name="P1"><text:span text:style-name="T3">Legenda</text:span></text:p>
            <draw:enhanced-geometry svg:viewBox="0 0 21600 21600" draw:type="rectangle" draw:enhanced-path="M 0 0 L 21600 0 21600 21600 0 21600 0 0 Z N"/>
          </draw:custom-shape>
          <draw:frame draw:style-name="gr13" draw:text-style-name="P7" draw:layer="layout" svg:width="3.6cm" svg:height="0.64cm" svg:x="6.1cm" svg:y="5cm">
            <draw:text-box>
              <text:p text:style-name="P6"><text:span text:style-name="T4">Richiama funzioni</text:span></text:p>
            </draw:text-box>
          </draw:frame>
          <draw:frame draw:style-name="gr13" draw:text-style-name="P7" draw:layer="layout" svg:width="3.6cm" svg:height="0.64cm" svg:x="6.1cm" svg:y="5.7cm">
            <draw:text-box>
              <text:p text:style-name="P6"><text:span text:style-name="T4">Utilizza il debugger</text:span></text:p>
            </draw:text-box>
          </draw:frame>
          <draw:line draw:style-name="gr14" draw:text-style-name="P4" draw:layer="layout" svg:x1="6.1cm" svg:y1="5.35cm" svg:x2="4.9cm" svg:y2="5.35cm">
            <text:p text:style-name="P6"/>
          </draw:line>
          <draw:line draw:style-name="gr8" draw:text-style-name="P4" draw:layer="layout" svg:x1="6.1cm" svg:y1="6cm" svg:x2="4.9cm" svg:y2="6cm">
            <text:p text:style-name="P6"/>
          </draw:line>
          <draw:line draw:style-name="gr9" draw:text-style-name="P4" draw:layer="layout" svg:x1="11cm" svg:y1="6cm" svg:x2="9.8cm" svg:y2="6cm">
            <text:p text:style-name="P6"/>
          </draw:line>
          <draw:frame draw:style-name="gr13" draw:text-style-name="P7" draw:layer="layout" svg:width="3.6cm" svg:height="0.64cm" svg:x="11cm" svg:y="5.7cm">
            <draw:text-box>
              <text:p text:style-name="P6"><text:span text:style-name="T4">Solleva errori</text:span></text:p>
            </draw:text-box>
          </draw:frame>
          <draw:frame draw:style-name="gr13" draw:text-style-name="P7" draw:layer="layout" svg:width="5.95cm" svg:height="0.64cm" svg:x="11cm" svg:y="5cm">
            <draw:text-box>
              <text:p text:style-name="P6"><text:span text:style-name="T4">Richiama funzioni, ma sconsigliato</text:span></text:p>
            </draw:text-box>
          </draw:frame>
          <draw:line draw:style-name="gr15" draw:text-style-name="P4" draw:layer="layout" svg:x1="11.1cm" svg:y1="5.35cm" svg:x2="9.8cm" svg:y2="5.35cm">
            <text:p text:style-name="P6"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Fabrizio</meta:initial-creator>
    <meta:creation-date>2006-05-03T02:53:49</meta:creation-date>
    <dc:creator>Fabrizio</dc:creator>
    <dc:date>2007-02-01T20:25:35</dc:date>
    <dc:language>it-IT</dc:language>
    <meta:editing-cycles>29</meta:editing-cycles>
    <meta:editing-duration>PT2H16M15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